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  <style:style style:name="ce8" style:family="table-cell" style:parent-style-name="Default" style:data-style-name="N119"/>
    <style:style style:name="gr1" style:family="graphic" style:parent-style-name="Note">
      <style:graphic-properties fo:min-height="1.599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1476" calcext:value-type="float">
            <text:p>147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1350" calcext:value-type="float">
            <text:p>1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odżywkę białkową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2424" calcext:value-type="float">
            <text:p>2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pić shaker do odżywki białkowej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pić miarkę do odżywki białkowej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1350" calcext:value-type="float">
            <text:p>1350</text:p>
          </table:table-cell>
          <table:table-cell table:number-columns-repeated="1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Kupić kartę pamięc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office:annotation draw:style-name="gr1" svg:width="2.899cm" svg:height="1.799cm" svg:x="6.737cm" svg:y="7.531cm" draw:caption-point-x="-0.61cm" draw:caption-point-y="1.51cm">
              <dc:creator>Unknown Author</dc:creator>
              <dc:date>2025-09-17T00:00:00</dc:date>
              <text:p><text:s/></text:p>
            </office:annotation>
            <text:p>Kupić ładowarkę do telefonu 60W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Flip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Co 2 mies.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Fryzjer</text:p>
          </table:table-cell>
          <table:table-cell office:value-type="float" office:value="50" calcext:value-type="float">
            <text:p>50</text:p>
          </table:table-cell>
          <table:table-cell table:style-name="ce6" office:value-type="string" calcext:value-type="string">
            <text:p>Ręczne</text:p>
          </table:table-cell>
          <table:table-cell table:style-name="ce8" office:value-type="date" office:date-value="2025-11-16" calcext:value-type="date">
            <text:p>16.11.20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00:20:43.7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26T00:21:08.702000000</dc:date>
    <meta:editing-duration>PT8H31M2S</meta:editing-duration>
    <meta:editing-cycles>33</meta:editing-cycles>
    <meta:generator>LibreOffice/24.2.4.2$Windows_X86_64 LibreOffice_project/51a6219feb6075d9a4c46691dcfe0cd9c4fff3c2</meta:generator>
    <meta:document-statistic meta:table-count="1" meta:cell-count="105" meta:object-count="0"/>
  </office:meta>
</office:document-meta>
</file>